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006cm" svg:height="4.539cm" svg:x="2.492cm" svg:y="3.329cm" svg:viewBox="0 0 5007 4540" svg:d="M2483 3783c980 10 1988-319 1918-1422-71-1104-1094-1757-1993-1612s-1683 522-1790 1635c-108 1114 885 1388 1865 1399zM5003 2000c61 1309-695 2381-2529 2525-1833 145-2561-744-2466-2072 96-1327 1173-2294 2537-2437 1362-142 2397 675 2458 1984z">
          <text:p/>
        </draw:path>
        <draw:path draw:style-name="gr2" draw:text-style-name="P1" draw:layer="layout" svg:width="4.832cm" svg:height="0.741cm" draw:transform="rotate (-1.55264490257416) translate (5.37422382852631cm 3.118026434325cm)" svg:viewBox="0 0 4833 742" svg:d="M129 707c343 30 1733 29 2373 34 640 4 2055-11 2292-29 136-10-117-718-262-711-148 6-1448 125-1942 120-493-5-2150-53-2534-121-120-15-25 695 73 707z">
          <text:p/>
        </draw:path>
        <draw:path draw:style-name="gr2" draw:text-style-name="P1" draw:layer="layout" svg:width="0.903cm" svg:height="0.661cm" draw:transform="skewX (0.001221730476396) rotate (-2.15687788961459) translate (5.50130680989381cm 3.1426888905431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0.903cm" svg:height="0.66cm" draw:transform="skewX (0.00122173047639595) rotate (-2.15652882376419) translate (5.58087363820841cm 7.65819549264571cm)" svg:viewBox="0 0 904 661" svg:d="M527 644c137-64 329-219 367-367 35-139-27-185-184-243-156-57-351-32-459-3-277 72-309 187-173 369s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5:14:25.688000000</dc:date>
    <meta:editing-duration>PT2M46S</meta:editing-duration>
    <meta:editing-cycles>3</meta:editing-cycles>
    <meta:generator>LibreOffice/24.2.4.2$Windows_X86_64 LibreOffice_project/51a6219feb6075d9a4c46691dcfe0cd9c4fff3c2</meta:generator>
    <meta:document-statistic meta:object-count="4"/>
  </office:meta>
</office:document-meta>
</file>